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3.14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2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eighborhood</text:p>
          </table:table-cell>
          <table:table-cell office:value-type="string" calcext:value-type="string">
            <text:p>2010 population</text:p>
          </table:table-cell>
          <table:table-cell office:value-type="string" calcext:value-type="string">
            <text:p>2010 white</text:p>
          </table:table-cell>
          <table:table-cell office:value-type="string" calcext:value-type="string">
            <text:p>2010 black</text:p>
          </table:table-cell>
          <table:table-cell office:value-type="string" calcext:value-type="string">
            <text:p>2010 income per capita</text:p>
          </table:table-cell>
        </table:table-row>
        <table:table-row table:style-name="ro1">
          <table:table-cell office:value-type="string" calcext:value-type="string">
            <text:p>Academy Neighborh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den Neighborh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ton Park Neighborh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ton Park West Neighborh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vo Mill Neighborh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anical Heights Neighborh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ulevard Heights Neighborh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ondelet Neighborh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r 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ral West E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ltenh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yton-Ta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fton Heigh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lege Hi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umbus 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ton Heigh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enant Blu Grand Ce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Baliviere Pl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tow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town W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tchtow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lenda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rgrou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est Park Southe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untain P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x P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nz P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vois P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milton Heigh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 Poin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lly Hi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yde P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ff-Vander-Lo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gs O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gsway E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gsway W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ciusk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fayette 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alle P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wis Pl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denwood P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ne Vil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 Tw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 Twain I-70 Industr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Kinley Heigh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dtow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unt Pleas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ar North Riverfro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th Hampt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th Poin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th Riverfro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'Fallon Neighborh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d North St. Louis Neighborh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ch Neighborh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abody Darst Webbe Neighborh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rose Neighborh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nceton Heights Neighborh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verview Neighborh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w Neighborh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inker DeBaliviere Neighborh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lard Neighborh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th Hampton Neighborh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thwest Garden Neighborh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. Louis Hills Neighborh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. Louis Place Neighborh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Gate District Neighborh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Greater Ville Neighborh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Hill Neighborh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Ville Neighborh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ffany Neighborh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wer Grove East Neighborh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wer Grove South Neighborh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deventer Neighborh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itation Park Neighborh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lnut Park East Neighborh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lnut Park West Neighborh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lls Goodfellow Neighborh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 End Neighborh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ydown Skinker Neighborhood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22:34:05.429992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3T18:40:01.176055859</meta:creation-date>
    <meta:generator>LibreOffice/6.0.7.3$Linux_X86_64 LibreOffice_project/00m0$Build-3</meta:generator>
    <dc:date>2020-06-23T19:13:00.950004180</dc:date>
    <meta:editing-duration>PT7M14S</meta:editing-duration>
    <meta:editing-cycles>2</meta:editing-cycles>
    <meta:document-statistic meta:table-count="1" meta:cell-count="84" meta:object-count="0"/>
  </office:meta>
</office:document-meta>
</file>